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Ultrafine_20_Dashed" svg:stroke-color="#333333" draw:fill="none" draw:fill-color="#ffffff" draw:textarea-horizontal-align="left" draw:auto-grow-height="true" draw:auto-grow-width="false" fo:min-height="5.46cm" fo:min-width="20.955cm"/>
    </style:style>
    <style:style style:name="gr2" style:family="graphic" style:parent-style-name="standard">
      <style:graphic-properties svg:stroke-width="0cm" draw:marker-start="Arrowheads_20_1" draw:marker-start-width="0.305cm" draw:marker-end="Arrowheads_20_1" draw:marker-end-width="0.305cm" draw:textarea-horizontal-align="center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draw:stroke="none" draw:fill="none" fo:min-height="0.613cm"/>
    </style:style>
    <style:style style:name="gr4" style:family="graphic" style:parent-style-name="standard">
      <style:graphic-properties draw:stroke="dash" draw:stroke-dash="Ultrafine_20_Dashed" svg:stroke-color="#333333" draw:fill="none" draw:fill-color="#ffffff" draw:textarea-horizontal-align="left" draw:auto-grow-height="true" draw:auto-grow-width="false" fo:min-height="1.015cm" fo:min-width="4.48cm"/>
    </style:style>
    <style:style style:name="gr5" style:family="graphic" style:parent-style-name="standard">
      <style:graphic-properties draw:stroke="dash" draw:stroke-dash="Ultrafine_20_Dashed" svg:stroke-color="#333333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000000" draw:opacity="15%" draw:textarea-horizontal-align="center" draw:textarea-vertical-align="middle" draw:shadow="hidden" draw:shadow-opacity="15%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text-properties fo:color="#4c4c4c" fo:font-family="Monaco" style:font-family-generic="modern" style:font-pitch="fixed"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Gill Sans'" style:font-family-generic="swiss" style:font-pitch="variable"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Gill Sans'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1" style:family="text">
      <style:text-properties fo:color="#4c4c4c" fo:font-family="Monaco" style:font-family-generic="modern" style:font-pitch="fixed" fo:font-size="12pt" style:font-size-asian="12pt" style:font-size-complex="12pt"/>
    </style:style>
    <style:style style:name="T2" style:family="text">
      <style:text-properties fo:font-family="'Gill Sans'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1.455cm" svg:height="6.07cm" svg:x="5.85cm" svg:y="4.45cm">
          <draw:text-box>
            <text:p><text:span text:style-name="T1">void phase1() {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}</text:span></text:p>
          </draw:text-box>
        </draw:frame>
        <draw:line draw:style-name="gr2" draw:text-style-name="P2" draw:layer="layout" svg:x1="6.73cm" svg:y1="6.35cm" svg:x2="6.73cm" svg:y2="8.255cm">
          <text:p/>
        </draw:line>
        <draw:frame draw:style-name="gr3" draw:text-style-name="P3" draw:layer="layout" svg:width="2.855cm" svg:height="0.863cm" svg:x="6.485cm" svg:y="6.861cm">
          <draw:text-box>
            <text:p text:style-name="P2"><text:span text:style-name="T2">temporary</text:span></text:p>
          </draw:text-box>
        </draw:frame>
        <draw:line draw:style-name="gr2" draw:text-style-name="P2" draw:layer="layout" svg:x1="10.741cm" svg:y1="5.715cm" svg:x2="10.741cm" svg:y2="10.541cm">
          <text:p/>
        </draw:line>
        <draw:frame draw:style-name="gr3" draw:text-style-name="P5" draw:layer="layout" svg:width="3.36cm" svg:height="1.952cm" svg:x="10.681cm" svg:y="6.861cm">
          <draw:text-box>
            <text:p text:style-name="P4"><text:span text:style-name="T2">correlated with phase or request</text:span></text:p>
          </draw:text-box>
        </draw:frame>
        <draw:line draw:style-name="gr2" draw:text-style-name="P2" draw:layer="layout" svg:x1="23.343cm" svg:y1="3.175cm" svg:x2="23.343cm" svg:y2="14.605cm">
          <text:p/>
        </draw:line>
        <draw:frame draw:style-name="gr3" draw:text-style-name="P5" draw:layer="layout" svg:width="3.78cm" svg:height="1.385cm" svg:x="23.28cm" svg:y="6.861cm">
          <draw:text-box>
            <text:p text:style-name="P4"><text:span text:style-name="T2">permanently resident</text:span></text:p>
          </draw:text-box>
        </draw:frame>
        <draw:frame draw:style-name="gr4" draw:text-style-name="P1" draw:layer="layout" svg:width="21.49cm" svg:height="2.367cm" svg:x="5.842cm" svg:y="10.82cm">
          <draw:text-box>
            <text:p><text:span text:style-name="T1">void phase2() {</text:span></text:p>
            <text:p><text:span text:style-name="T1"/></text:p>
            <text:p><text:span text:style-name="T1"/></text:p>
            <text:p><text:span text:style-name="T1">}</text:span></text:p>
          </draw:text-box>
        </draw:frame>
        <draw:line draw:style-name="gr2" draw:text-style-name="P2" draw:layer="layout" svg:x1="14.941cm" svg:y1="5.015cm" svg:x2="14.941cm" svg:y2="12.065cm">
          <text:p/>
        </draw:line>
        <draw:frame draw:style-name="gr3" draw:text-style-name="P5" draw:layer="layout" svg:width="3.36cm" svg:height="1.385cm" svg:x="14.881cm" svg:y="6.861cm">
          <draw:text-box>
            <text:p text:style-name="P4"><text:span text:style-name="T2">request spanning</text:span></text:p>
          </draw:text-box>
        </draw:frame>
        <draw:line draw:style-name="gr2" draw:text-style-name="P2" draw:layer="layout" svg:x1="19.154cm" svg:y1="6.02cm" svg:x2="19.154cm" svg:y2="12.065cm">
          <text:p/>
        </draw:line>
        <draw:frame draw:style-name="gr3" draw:text-style-name="P5" draw:layer="layout" svg:width="3.36cm" svg:height="1.952cm" svg:x="19.082cm" svg:y="6.861cm">
          <draw:text-box>
            <text:p text:style-name="P4"><text:span text:style-name="T2">correlated with another object</text:span></text:p>
          </draw:text-box>
        </draw:frame>
        <draw:line draw:style-name="gr5" draw:text-style-name="P2" draw:layer="layout" svg:x1="14.705cm" svg:y1="12.08cm" svg:x2="22.325cm" svg:y2="12.08cm">
          <text:p/>
        </draw:line>
        <draw:rect draw:style-name="gr6" draw:text-style-name="P2" draw:layer="layout" svg:width="2.438cm" svg:height="1.905cm" svg:x="6.731cm" svg:y="6.35cm">
          <text:p/>
        </draw:rect>
        <draw:rect draw:style-name="gr6" draw:text-style-name="P2" draw:layer="layout" svg:width="3.073cm" svg:height="4.826cm" svg:x="10.719cm" svg:y="5.715cm">
          <text:p/>
        </draw:rect>
        <draw:rect draw:style-name="gr6" draw:text-style-name="P2" draw:layer="layout" svg:width="2.108cm" svg:height="7.087cm" svg:x="14.935cm" svg:y="5.004cm">
          <text:p/>
        </draw:rect>
        <draw:rect draw:style-name="gr6" draw:text-style-name="P2" draw:layer="layout" svg:width="3.023cm" svg:height="6.071cm" svg:x="19.152cm" svg:y="6.02cm">
          <text:p/>
        </draw:rect>
        <draw:rect draw:style-name="gr6" draw:text-style-name="P2" draw:layer="layout" svg:width="2.794cm" svg:height="11.43cm" svg:x="23.343cm" svg:y="3.175cm">
          <text:p/>
        </draw:rect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29T15:31:32</meta:creation-date>
    <meta:editing-duration>PT01H20M14S</meta:editing-duration>
    <meta:editing-cycles>18</meta:editing-cycles>
    <dc:date>2010-01-29T21:27:55</dc:date>
    <meta:generator>OpenOffice.org/3.1$Unix OpenOffice.org_project/310m11$Build-9399</meta:generator>
    <meta:document-statistic meta:object-count="41"/>
  </office:meta>
</office:document-meta>
</file>